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6"/>
      <text:p text:style-name="Standard"><text:span text:style-name="T4">שם העסק/מבנה</text:span><text:span text:style-name="T3"> <text:s text:c="2"/></text:span><text:span text:style-name="T1"><text:s/>מכללה למנהל רווחת הסטודנט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יצחק רבין 7</text:span></text:p>
      <text:p text:style-name="P7"/>
      <text:p text:style-name="Standard"><text:span text:style-name="T4">טלפון</text:span><text:span text:style-name="T1"> <text:s text:c="19"/>9634221 </text:span></text:p>
      <text:p text:style-name="P7"/>
      <text:p text:style-name="Standard"><text:span text:style-name="T4">המפתחות נמצאים</text:span><text:span text:style-name="T1"> <text:s/>צוות האחזקה<text:tab/></text:span></text:p>
      <text:p text:style-name="P3"/>
      <text:p text:style-name="Standard"><text:span text:style-name="T4">מיקום מפסק זרם ראשי</text:span><text:span text:style-name="T1"> <text:s text:c="2"/>בפאנל פיקוד כבאים בכניסה הראשית מימין</text:span></text:p>
      <text:p text:style-name="P3"/>
      <text:p text:style-name="Standard"><text:span text:style-name="T4">גנרטור: </text:span><text:span text:style-name="T1">לא</text:span></text:p>
      <text:p text:style-name="Standard"><text:span text:style-name="T4">מיקום ברזי כיבוי עיקריים "3</text:span><text:span text:style-name="T1"> מזרחית למבנה על רח' מוטה גור וממול למבנה מימין ליד מדשאה 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 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-4020147</text:span></text:p>
          </table:table-cell>
          <table:table-cell table:style-name="Table2.A1" office:value-type="string">
            <text:p text:style-name="Standard"><text:span text:style-name="T1">052-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אברבאנל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נטוב אבן שוע</text:span></text:p>
          </table:table-cell>
          <table:table-cell table:style-name="Table2.A1" office:value-type="string">
            <text:p text:style-name="Standard"><text:span text:style-name="T1">ס. מנהל 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שימוש בגפ"מ למסעדה קפה קפה <text:s/>בקומת קרקע בבניין ממכלים 2*48 ק"ג בחצר אחורית של המטבח, בצד מע'. <text:s/>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רחבת הערכות בצד המז' מול שער נס' 1 . ברזי הסנקה למתזים ולהידרנטים בחזית מז' למבנה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קביל לרח' מוטה גור . מגוף ראשי למע' מתזים נמצא בחזית המז'. לוח חשמל ראשי נמצא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קומת המרתף, בצד הדר' מע'. הזנת חשמל מלוח חשמל ראשי מבניין משפטים. 4 קומות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1"/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7:33:00</dc:date>
    <meta:editing-duration>PT7S</meta:editing-duration>
    <meta:generator>OpenOffice/4.0.1$Win32 OpenOffice.org_project/401m5$Build-9714</meta:generator>
    <meta:document-statistic meta:table-count="6" meta:image-count="0" meta:object-count="0" meta:page-count="2" meta:paragraph-count="60" meta:word-count="230" meta:character-count="16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